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chele Maione</meta:initial-creator>
    <meta:creation-date>2020-03-08T16:20:33.239000000</meta:creation-date>
    <meta:generator>LibreOffice/6.3.4.2$Windows_X86_64 LibreOffice_project/60da17e045e08f1793c57c00ba83cdfce946d0aa</meta:generator>
    <dc:date>2020-03-08T16:25:13.104000000</dc:date>
    <dc:creator>Michele Maione</dc:creator>
    <meta:editing-duration>PT4M42S</meta:editing-duration>
    <meta:editing-cycles>2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